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cm" fo:margin-right="0cm" fo:text-indent="0cm" style:auto-text-indent="false"/>
      <style:text-properties fo:font-size="24pt" style:font-size-asian="24pt" style:font-size-complex="24pt"/>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2.037cm" fo:margin-right="0cm" fo:text-align="start" style:justify-single-word="false" fo:text-indent="0cm" style:auto-text-indent="false"/>
    </style:style>
    <style:style style:name="P6" style:family="paragraph" style:parent-style-name="Standard">
      <style:paragraph-properties fo:margin-left="2.037cm" fo:margin-right="0cm" fo:text-align="start" style:justify-single-word="false" fo:text-indent="0cm" style:auto-text-indent="false"/>
      <style:text-properties style:font-name="FreeSans"/>
    </style:style>
    <style:style style:name="P7" style:family="paragraph" style:parent-style-name="Heading_20_1">
      <style:text-properties fo:font-size="24pt" style:font-size-asian="24pt" style:font-size-complex="24pt"/>
    </style:style>
    <style:style style:name="P8" style:family="paragraph" style:parent-style-name="Heading_20_1">
      <style:paragraph-properties fo:text-align="start" style:justify-single-word="false"/>
    </style:style>
    <style:style style:name="P9" style:family="paragraph" style:parent-style-name="Heading_20_1" style:master-page-name="Standard">
      <style:paragraph-properties style:page-number="auto"/>
      <style:text-properties fo:font-size="24pt" style:font-size-asian="24pt" style:font-size-complex="24pt"/>
    </style:style>
    <style:style style:name="P10" style:family="paragraph" style:parent-style-name="Heading_20_1">
      <style:paragraph-properties fo:text-align="start" style:justify-single-word="false" fo:break-before="page"/>
    </style:style>
    <style:style style:name="P11" style:family="paragraph" style:parent-style-name="Standard">
      <style:paragraph-properties fo:margin-left="2.037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12" style:family="paragraph" style:parent-style-name="Standard">
      <style:paragraph-properties fo:margin-left="2.037cm" fo:margin-right="0cm" fo:text-align="start" style:justify-single-word="false" fo:text-indent="0cm" style:auto-text-indent="false"/>
      <style:text-properties style:font-name="FreeSans"/>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start" style:justify-single-word="false" fo:text-indent="0cm" style:auto-text-indent="false"/>
    </style:style>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
      <text:h text:style-name="P7" text:outline-level="1" text:is-list-header="true"/>
      <text:p text:style-name="P1"/>
      <text:p text:style-name="P3"/>
      <text:p text:style-name="P11">GridPilot – a graphical front-end</text:p>
      <text:p text:style-name="P11">to distributed compute systems</text:p>
      <text:p text:style-name="P11"/>
      <text:p text:style-name="P5"><text:span text:style-name="T1">Introduction and quick-start</text:span><text:line-break/></text:p>
      <text:p text:style-name="P6"/>
      <text:p text:style-name="P6">Frederik Orellana</text:p>
      <text:p text:style-name="P6">Niels Bohr Institute</text:p>
      <text:p text:style-name="P6">Copenhagen University</text:p>
      <text:p text:style-name="P6">May 2009</text:p>
      <text:h text:style-name="P10" text:outline-level="1">Introduction</text:h>
      <text:p text:style-name="P4">GridPilot is a tool to control and keep track of data production on grid and cloud resources.</text:p>
      <text:p text:style-name="P4">This document will help you get started by guiding you through a few data processing tasks.</text:p>
      <text:h text:style-name="Heading_20_1" text:outline-level="1">Set up your computing back-ends</text:h>
      <text:p text:style-name="P13">GridPilot supports a variety of computing back-ends. A back-end allows you to run jobs on a limited set of different platforms. These jobs may require software from a set of available software packages. These sets of available platforms and software packages differ from back-end to back-end.</text:p>
      <text:p text:style-name="P13">GridPilot keeps a record of available platforms and software packages in the table “runtimeEnvironmens”. You may inspect this table by clicking “View” → “New tab with My_DB_Local” → <text:s/>“runtimeEnvironments”.</text:p>
      <text:p text:style-name="P13">The content of this table depends on which computing back-end systems you have enabled and configured. We will now look at how to configure 4 back-ends: VMFork, GridFactory, EC2 and NG. To enable each of these, in the preferences, <text:span text:style-name="T4">click on “GridPilot” → “Computing systems” → [back-end name] → “Sub-section for GridPilot” and set “enabled” to “yes”.</text:span></text:p>
      <text:p text:style-name="P13">The first step is to start up GridPilot and open the preferences pane (“Edit” → “Preferences”) and enable those of these 4 back-ends for which you have valid credentials. Each back-end will now be discussed in turn.</text:p>
      <text:h text:style-name="Heading_20_2" text:outline-level="2">VMFork</text:h>
      <text:p text:style-name="P13">This back-end runs jobs inside a virtual machine running on your local computer. The virtual machine is downloaded from the software catalogue defined in “GridPilot” → “runtime catalog URLs”.</text:p>
      <text:p text:style-name="P13">Anyone can use this back-end – as long as the machine on which GridPilot is running is running Linux or Windows and has enough free disk space (&gt;30 GB) and RAM (&gt;1 GB) available.</text:p>
      <text:p text:style-name="P1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13">This back-end runs jobs inside virtual machines running on remote computers – which are part of a GridFactory cluster. Again, the virtual machines are downloaded from the software catalogue defined in “GridPilot” → “runtime catalog URLs”.</text:p>
      <text:p text:style-name="P13">Again, notice that the first job you run on a given virtual machine may take a long time to start.</text:p>
      <text:p text:style-name="P13">By default, jobs are submitted to the GridFactory cluster at the Niels Bohr Institute. To change this, click “GridPilot” → “Computing systems” → “GridFactory” → “Sub-section for this plug-in” and change “submission url”.</text:p>
      <text:p text:style-name="P1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a few test jobs on the default GridFactory cluster.</text:p>
      <text:h text:style-name="Heading_20_2" text:outline-level="2">EC2</text:h>
      <text:p text:style-name="P1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13"><text:soft-page-break/>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13">This back-end runs jobs on remote computers – which are part of NorduGrid clusters running the ARC middleware. Since ARC does not support virtualization or user-defined software catalogues, there is no software catalogue in use. Instead, each cluster publishes the software it has installed and GridPilot uses this information to populate its “runtimeEnvironments” table for NG.</text:p>
      <text:p text:style-name="P1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text:p>
      <text:p text:style-name="P13">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1" text:outline-level="1">Calculate pi with 100 digits</text:h>
      <text:h text:style-name="Heading_20_1" text:outline-level="1">Simulate proton-proton collisions in the ATLAS detector at the Large Hadron Collider at CERN</text:h>
      <text:p text:style-name="P13"/>
      <text:h text:style-name="P8" text:outline-level="1">Bibliography</text:h>
      <text:p text:style-name="P4"><text:reference-mark-start text:name="CATALOG"/>CATALOG<text:reference-mark-end text:name="CATALOG"/>, Frederik Orellana, “Software provisioning and virtualisation for grid services”, <text:span text:style-name="T2">in preparation</text:span></text:p>
      <text:p text:style-name="P4"><text:reference-mark-start text:name="GRIDFACTORY"/>GRIDFACTORY<text:reference-mark-end text:name="GRIDFACTORY"/>, Frederik Orellana, “GridFactory – a virtualised compute system for distributed clusters”, <text:span text:style-name="T2">in preparation</text:span></text:p>
      <text:p text:style-name="P4"><text:reference-mark-start text:name="EC2"/>EC2<text:reference-mark-end text:name="EC2"/>, Amazon Elastic Compute Cloud, <text:a xlink:type="simple" xlink:href="http://aws.amazon.com/ec2/">http://aws.amazon.com/ec2/</text:a> </text:p>
      <text:p text:style-name="P2"><text:bookmark-start text:name="_PictureBullets"/><draw:frame draw:style-name="fr1" draw:name="graphics1"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905cm" fo:margin-right="2.03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Zoe Ketselidou</meta:initial-creator>
    <meta:creation-date>2006-08-18T01:33:00</meta:creation-date>
    <dc:date>2009-05-04T18:51:21</dc:date>
    <meta:print-date>2006-08-17T20:05:00</meta:print-date>
    <dc:language>en-US</dc:language>
    <meta:editing-cycles>1547</meta:editing-cycles>
    <meta:editing-duration>PT195H10M59S</meta:editing-duration>
    <dc:creator>Frederik Orellana</dc:creator>
    <meta:document-statistic meta:table-count="0" meta:image-count="1" meta:object-count="0" meta:page-count="3" meta:paragraph-count="37" meta:word-count="857" meta:character-count="5141"/>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